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37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rbitalPeriodsOfBodies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4"/>
        <table:table-column table:style-name="co5" table:default-cell-style-name="ce2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Planet</text:p>
          </table:table-cell>
          <table:table-cell table:style-name="ce1" office:value-type="string" calcext:value-type="string">
            <text:p>Known Orbital Period (Days)</text:p>
          </table:table-cell>
          <table:table-cell table:style-name="ce1"/>
          <table:table-cell table:style-name="ce3" office:value-type="string" calcext:value-type="string">
            <text:p>Simulated Orbital Period <text:s/>(Days)</text:p>
          </table:table-cell>
          <table:table-cell table:style-name="ce1" office:value-type="string" calcext:value-type="string">
            <text:p>Ratio of produced valu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CURY</text:p>
          </table:table-cell>
          <table:table-cell table:formula="of:=88" office:value-type="float" office:value="88" calcext:value-type="float">
            <text:p>88</text:p>
          </table:table-cell>
          <table:table-cell office:value-type="float" office:value="7370000" calcext:value-type="float">
            <text:p>7370000</text:p>
          </table:table-cell>
          <table:table-cell table:formula="of:=[.C2]/(60*60*24)" office:value-type="float" office:value="85.3009259259259" calcext:value-type="float">
            <text:p>85</text:p>
          </table:table-cell>
          <table:table-cell table:style-name="ce5" table:formula="of:=[.B2]/[.D2]" office:value-type="float" office:value="1.03164179104478" calcext:value-type="float">
            <text:p>1.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NUS</text:p>
          </table:table-cell>
          <table:table-cell office:value-type="float" office:value="225" calcext:value-type="float">
            <text:p>225</text:p>
          </table:table-cell>
          <table:table-cell office:value-type="float" office:value="19240000" calcext:value-type="float">
            <text:p>19240000</text:p>
          </table:table-cell>
          <table:table-cell table:formula="of:=[.C3]/(60*60*24)" office:value-type="float" office:value="222.685185185185" calcext:value-type="float">
            <text:p>223</text:p>
          </table:table-cell>
          <table:table-cell table:style-name="ce5" table:formula="of:=[.B3]/[.D3]" office:value-type="float" office:value="1.01039501039501" calcext:value-type="float">
            <text:p>1.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RTH</text:p>
          </table:table-cell>
          <table:table-cell office:value-type="float" office:value="365.25" calcext:value-type="float">
            <text:p>365.25</text:p>
          </table:table-cell>
          <table:table-cell office:value-type="float" office:value="31810000" calcext:value-type="float">
            <text:p>31810000</text:p>
          </table:table-cell>
          <table:table-cell table:formula="of:=[.C4]/(60*60*24)" office:value-type="float" office:value="368.171296296296" calcext:value-type="float">
            <text:p>368</text:p>
          </table:table-cell>
          <table:table-cell table:style-name="ce5" table:formula="of:=[.B4]/[.D4]" office:value-type="float" office:value="0.992065388242691" calcext:value-type="float">
            <text:p>1.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687" calcext:value-type="float">
            <text:p>687</text:p>
          </table:table-cell>
          <table:table-cell office:value-type="float" office:value="59090000" calcext:value-type="float">
            <text:p>59090000</text:p>
          </table:table-cell>
          <table:table-cell table:formula="of:=[.C5]/(60*60*24)" office:value-type="float" office:value="683.912037037037" calcext:value-type="float">
            <text:p>684</text:p>
          </table:table-cell>
          <table:table-cell table:style-name="ce5" table:formula="of:=[.B5]/[.D5]" office:value-type="float" office:value="1.00451514638687" calcext:value-type="float">
            <text:p>1.0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1:26:53.185796550</dc:date>
    <meta:editing-duration>PT11M28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